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python/admon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LEN([.$C2])&gt;=140)" style:apply-style-name="Sem_20_nome1" style:base-cell-address="Folha1.C2"/>
    </style:style>
    <style:style style:name="ce2" style:family="table-cell" style:parent-style-name="Default">
      <style:map style:condition="is-true-formula(LEN([.$C3])&gt;=140)" style:apply-style-name="Sem_20_nome1" style:base-cell-address="Folha1.C3"/>
    </style:style>
    <style:style style:name="ce3" style:family="table-cell" style:parent-style-name="Default">
      <style:map style:condition="is-true-formula(LEN([.$C4])&gt;=140)" style:apply-style-name="Sem_20_nome1" style:base-cell-address="Folha1.C4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tão de ação 1" form:control-implementation="ooo:com.sun.star.form.component.CommandButton" xml:id="control1" form:id="control1" form:label="Exportar a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admon.py$ExportCSV?language=Python&amp;location=document" xlink:type="simple"/>
              </office:event-listeners>
            </form:button>
          </form:form>
        </office:form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Funcion</text:p>
          </table:table-cell>
          <table:table-cell>
            <draw:control table:end-cell-address="Folha1.F2" table:end-x="0.854cm" table:end-y="0.16cm" draw:z-index="0" draw:text-style-name="P1" svg:width="3.03cm" svg:height="0.613cm" svg:x="0.083cm" svg:y="0cm" draw:control="control1"/>
          </table:table-cell>
        </table:table-row>
        <table:table-row table:style-name="ro1">
          <table:table-cell office:value-type="string" calcext:value-type="string">
            <text:p><text:a xlink:href="relatorio://for%20each=%22item%20in%20records%22" xlink:type="simple">for each="item in records"</text:a>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a xlink:href="relatorio://item.name" xlink:type="simple">item.name</text:a></text:p>
          </table:table-cell>
          <table:table-cell/>
          <table:table-cell table:style-name="ce2"/>
          <table:table-cell office:value-type="string" calcext:value-type="string">
            <text:p><text:a xlink:href="relatorio://item.role" xlink:type="simple">item.rol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/>
          <table:table-cell table:style-name="ce3"/>
          <table:table-cell table:number-columns-repeated="2"/>
        </table:table-row>
        <calcext:conditional-formats>
          <calcext:conditional-format calcext:target-range-address="Folha1.C2:Folha1.C2">
            <calcext:condition calcext:apply-style-name="Sem nome1" calcext:value="formula-is(LEN([.$C2])&gt;=140)" calcext:base-cell-address="Folha1.C2"/>
          </calcext:conditional-format>
          <calcext:conditional-format calcext:target-range-address="Folha1.C3:Folha1.C3">
            <calcext:condition calcext:apply-style-name="Sem nome1" calcext:value="formula-is(LEN([.$C3])&gt;=140)" calcext:base-cell-address="Folha1.C3"/>
          </calcext:conditional-format>
          <calcext:conditional-format calcext:target-range-address="Folha1.C4:Folha1.C4">
            <calcext:condition calcext:apply-style-name="Sem nome1" calcext:value="formula-is(LEN([.$C4])&gt;=140)" calcext:base-cell-address="Folha1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-00-0000</text:date>, <text:time style:data-style-name="N2" text:time-value="13:55:41.1145316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4:04:59.388095640</meta:creation-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8" meta:object-count="1"/>
  </office:meta>
</office:document-meta>
</file>